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JetBrains Mono" svg:font-family="'JetBrains Mono'" style:font-adornments="Обычный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3" style:family="table">
      <style:table-properties style:width="16.501cm" table:align="margins"/>
    </style:style>
    <style:style style:name="Таблица3.A" style:family="table-column">
      <style:table-column-properties style:column-width="4.126cm" style:rel-column-width="16383*"/>
    </style:style>
    <style:style style:name="Таблица3.D" style:family="table-column">
      <style:table-column-properties style:column-width="4.126cm" style:rel-column-width="16386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D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4" style:family="table-row">
      <style:table-row-properties style:min-row-height="0.593cm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3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paragraph-rsid="00bde91d"/>
    </style:style>
    <style:style style:name="P4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paragraph-rsid="00c3f0bc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fo:font-weight="bold" officeooo:rsid="007109c0" officeooo:paragraph-rsid="007109c0" style:font-size-asian="14pt" style:language-asian="ru" style:country-asian="RU" style:font-weight-asian="bold" style:font-name-complex="Times New Roman5" style:font-size-complex="12pt" style:language-complex="ar" style:country-complex="SA" style:font-weight-complex="bold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10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11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fo:font-weight="normal" officeooo:rsid="007109c0" officeooo:paragraph-rsid="007109c0" style:font-size-asian="14pt" style:language-asian="ru" style:country-asian="RU" style:font-weight-asian="normal" style:font-name-complex="Times New Roman5" style:font-size-complex="14pt" style:language-complex="ar" style:country-complex="SA" style:font-weight-complex="normal"/>
    </style:style>
    <style:style style:name="P1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style:font-name="Times New Roman" fo:font-size="14pt" officeooo:rsid="003c8787" officeooo:paragraph-rsid="003c8787" style:font-size-complex="14pt"/>
    </style:style>
    <style:style style:name="P13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 style:font-name="Times New Roman" style:font-size-complex="14pt"/>
    </style:style>
    <style:style style:name="P14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/>
    </style:style>
    <style:style style:name="P15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0c1e7e5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normal" officeooo:paragraph-rsid="00c1e7e5" style:font-size-asian="14pt" style:font-weight-asian="normal" style:font-size-complex="14pt" style:font-weight-complex="normal"/>
    </style:style>
    <style:style style:name="P18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rsid="00136246" officeooo:paragraph-rsid="00136246" style:font-size-asian="12pt" style:font-name-complex="Times New Roman5" style:font-size-complex="12pt"/>
    </style:style>
    <style:style style:name="P19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rsid="0072ca54" officeooo:paragraph-rsid="0072ca54" style:font-size-asian="12pt" style:font-name-complex="Times New Roman5" style:font-size-complex="12pt"/>
    </style:style>
    <style:style style:name="P20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rsid="00b15a9f" officeooo:paragraph-rsid="00b15a9f" style:font-size-asian="12pt" style:font-name-complex="Times New Roman5" style:font-size-complex="12pt"/>
    </style:style>
    <style:style style:name="P21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rsid="00880e5a" officeooo:paragraph-rsid="00880e5a" style:font-size-asian="12pt" style:font-name-complex="Times New Roman5" style:font-size-complex="12pt"/>
    </style:style>
    <style:style style:name="P22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paragraph-rsid="00880e5a" style:font-size-asian="12pt" style:font-size-complex="12pt"/>
    </style:style>
    <style:style style:name="P23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fo:color="#000000" style:font-name="Times New Roman" style:font-size-complex="14pt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officeooo:paragraph-rsid="00533bef"/>
    </style:style>
    <style:style style:name="P25" style:family="paragraph" style:parent-style-name="Text_20_body">
      <style:paragraph-properties fo:margin-left="0cm" fo:margin-right="0cm" fo:text-indent="0cm" style:auto-text-indent="false"/>
      <style:text-properties style:font-name="Times New Roman" fo:font-size="14pt" fo:font-style="normal" fo:font-weight="normal" officeooo:rsid="00533bef" officeooo:paragraph-rsid="00533bef" style:font-style-asian="normal" style:font-weight-asian="normal" style:font-style-complex="normal" style:font-weight-complex="normal"/>
    </style:style>
    <style:style style:name="P26" style:family="paragraph" style:parent-style-name="Text_20_body">
      <style:paragraph-properties fo:margin-left="0cm" fo:margin-right="0cm" fo:text-indent="0cm" style:auto-text-indent="false"/>
      <style:text-properties style:font-name="Times New Roman" fo:font-size="14pt" fo:font-style="normal" fo:font-weight="normal" officeooo:rsid="00b9047e" officeooo:paragraph-rsid="00533bef" style:font-style-asian="normal" style:font-weight-asian="normal" style:font-style-complex="normal" style:font-weight-complex="normal"/>
    </style:style>
    <style:style style:name="P27" style:family="paragraph" style:parent-style-name="Text_20_body">
      <style:paragraph-properties fo:margin-left="0cm" fo:margin-right="0cm" fo:text-indent="0cm" style:auto-text-indent="false"/>
      <style:text-properties fo:font-style="normal" officeooo:rsid="00795abd" officeooo:paragraph-rsid="00795abd" style:font-style-asian="normal" style:font-style-complex="normal"/>
    </style:style>
    <style:style style:name="P28" style:family="paragraph" style:parent-style-name="Text_20_body">
      <style:paragraph-properties fo:margin-left="0cm" fo:margin-right="0cm" fo:text-indent="0cm" style:auto-text-indent="false"/>
      <style:text-properties officeooo:paragraph-rsid="00915bb5"/>
    </style:style>
    <style:style style:name="P29" style:family="paragraph" style:parent-style-name="Text_20_body">
      <style:paragraph-properties fo:margin-left="0cm" fo:margin-right="0cm" fo:text-indent="0cm" style:auto-text-indent="false"/>
      <style:text-properties officeooo:paragraph-rsid="00c36d48"/>
    </style:style>
    <style:style style:name="P30" style:family="paragraph" style:parent-style-name="Standard">
      <style:paragraph-properties fo:margin-left="0cm" fo:margin-right="0cm" fo:text-indent="0cm" style:auto-text-indent="false"/>
    </style:style>
    <style:style style:name="P31" style:family="paragraph" style:parent-style-name="Standard">
      <style:paragraph-properties fo:text-align="center" style:justify-single-word="false"/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32" style:family="paragraph" style:parent-style-name="Standard">
      <style:text-properties officeooo:rsid="0014324b" officeooo:paragraph-rsid="0014324b"/>
    </style:style>
    <style:style style:name="P33" style:family="paragraph" style:parent-style-name="Standard">
      <style:text-properties officeooo:paragraph-rsid="0018933d"/>
    </style:style>
    <style:style style:name="P34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35" style:family="paragraph" style:parent-style-name="Table">
      <style:paragraph-properties fo:keep-with-next="always"/>
    </style:style>
    <style:style style:name="P36" style:family="paragraph" style:parent-style-name="Text_20_body">
      <style:text-properties fo:color="#000000" officeooo:rsid="000ef043" officeooo:paragraph-rsid="000ef043"/>
    </style:style>
    <style:style style:name="P37" style:family="paragraph" style:parent-style-name="Text_20_body">
      <style:text-properties fo:color="#000000" fo:font-weight="bold" officeooo:rsid="009f8831" officeooo:paragraph-rsid="009f8831" style:font-weight-asian="bold" style:font-weight-complex="bold"/>
    </style:style>
    <style:style style:name="P38" style:family="paragraph" style:parent-style-name="Text_20_body">
      <style:text-properties officeooo:rsid="009f8831" officeooo:paragraph-rsid="009f8831"/>
    </style:style>
    <style:style style:name="P39" style:family="paragraph" style:parent-style-name="Text_20_body">
      <style:text-properties officeooo:paragraph-rsid="003fcb3b"/>
    </style:style>
    <style:style style:name="P40" style:family="paragraph" style:parent-style-name="Text_20_body">
      <style:text-properties style:font-name="Times New Roman" fo:font-size="14pt" fo:font-style="normal" fo:font-weight="normal" officeooo:rsid="00c1e7e5" officeooo:paragraph-rsid="00c1e7e5" style:font-style-asian="normal" style:font-weight-asian="normal" style:font-style-complex="normal" style:font-weight-complex="normal"/>
    </style:style>
    <style:style style:name="P41" style:family="paragraph" style:parent-style-name="Text_20_body">
      <style:text-properties officeooo:paragraph-rsid="00b04add"/>
    </style:style>
    <style:style style:name="P42" style:family="paragraph" style:parent-style-name="Text_20_body">
      <style:text-properties style:text-underline-style="solid" style:text-underline-width="auto" style:text-underline-color="font-color" fo:font-weight="normal" officeooo:rsid="0042de26" officeooo:paragraph-rsid="0042de26" style:font-weight-asian="normal" style:font-weight-complex="normal"/>
    </style:style>
    <style:style style:name="P43" style:family="paragraph" style:parent-style-name="Table_20_Contents">
      <loext:graphic-properties draw:fill="none"/>
      <style:paragraph-properties fo:line-height="150%" fo:text-align="justify" style:justify-single-word="false" fo:orphans="2" fo:widows="2" fo:background-color="transparent" text:number-lines="false" text:line-number="0"/>
      <style:text-properties fo:font-size="12pt" officeooo:rsid="00820fef" officeooo:paragraph-rsid="00820fef" style:font-size-asian="12pt" style:font-name-complex="Times New Roman5" style:font-size-complex="12pt"/>
    </style:style>
    <style:style style:name="P44" style:family="paragraph" style:parent-style-name="Heading_20_1">
      <style:paragraph-properties fo:break-before="page"/>
      <style:text-properties officeooo:rsid="000ef043" officeooo:paragraph-rsid="003724e9"/>
    </style:style>
    <style:style style:name="P45" style:family="paragraph" style:parent-style-name="Heading_20_1">
      <style:paragraph-properties fo:break-before="page"/>
      <style:text-properties officeooo:paragraph-rsid="003724e9"/>
    </style:style>
    <style:style style:name="P46" style:family="paragraph" style:parent-style-name="Heading_20_2">
      <style:text-properties fo:color="#000000"/>
    </style:style>
    <style:style style:name="P47" style:family="paragraph" style:parent-style-name="Heading_20_2">
      <style:paragraph-properties fo:break-before="page"/>
      <style:text-properties fo:color="#000000"/>
    </style:style>
    <style:style style:name="P48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4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normal" officeooo:paragraph-rsid="00c1e7e5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normal" officeooo:rsid="007109c0" officeooo:paragraph-rsid="00c1e7e5" style:font-size-asian="14pt" style:font-weight-asian="normal" style:font-size-complex="14pt" style:font-weight-complex="normal"/>
    </style:style>
    <style:style style:name="P5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style:text-underline-style="solid" style:text-underline-width="auto" style:text-underline-color="font-color" fo:font-weight="normal" officeooo:paragraph-rsid="00c1e7e5" style:font-size-asian="14pt" style:font-weight-asian="normal" style:font-size-complex="14pt" style:font-weight-complex="normal"/>
    </style:style>
    <style:style style:name="P52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color="#000000" style:font-name="Times New Roman" fo:font-size="12pt" fo:font-style="normal" fo:font-weight="normal" officeooo:rsid="00880e5a" officeooo:paragraph-rsid="00880e5a" style:font-size-asian="12pt" style:font-style-asian="normal" style:font-weight-asian="normal" style:font-name-complex="Times New Roman5" style:font-size-complex="12pt"/>
    </style:style>
    <style:style style:name="P53" style:family="paragraph" style:parent-style-name="Standard">
      <style:paragraph-properties fo:margin-left="0cm" fo:margin-right="0cm" fo:text-indent="0cm" style:auto-text-indent="false"/>
      <style:text-properties officeooo:paragraph-rsid="00bc9092"/>
    </style:style>
    <style:style style:name="P54" style:family="paragraph" style:parent-style-name="Table_20_Contents" style:list-style-name="L4">
      <loext:graphic-properties draw:fill="none"/>
      <style:paragraph-properties fo:line-height="150%" fo:text-align="justify" style:justify-single-word="false" fo:orphans="2" fo:widows="2" fo:background-color="transparent" text:number-lines="false" text:line-number="0"/>
      <style:text-properties fo:font-size="12pt" officeooo:rsid="00820fef" officeooo:paragraph-rsid="00820fef" style:font-size-asian="12pt" style:font-name-complex="Times New Roman5" style:font-size-complex="12pt"/>
    </style:style>
    <style:style style:name="P55" style:family="paragraph" style:parent-style-name="Table_20_Contents" style:list-style-name="L5">
      <loext:graphic-properties draw:fill="none"/>
      <style:paragraph-properties fo:line-height="150%" fo:text-align="justify" style:justify-single-word="false" fo:orphans="2" fo:widows="2" fo:background-color="transparent" text:number-lines="false" text:line-number="0"/>
      <style:text-properties fo:font-size="12pt" officeooo:rsid="00820fef" officeooo:paragraph-rsid="00820fef" style:font-size-asian="12pt" style:font-name-complex="Times New Roman5" style:font-size-complex="12pt"/>
    </style:style>
    <style:style style:name="P56" style:family="paragraph" style:parent-style-name="Table_20_Contents">
      <style:paragraph-properties fo:margin-left="0cm" fo:margin-right="0cm" fo:text-align="start" style:justify-single-word="false" fo:orphans="0" fo:widows="0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Text_20_body" style:list-style-name="L1">
      <style:text-properties style:font-name="Times New Roman" fo:font-size="14pt" fo:font-style="normal" fo:font-weight="normal" officeooo:rsid="00c1e7e5" officeooo:paragraph-rsid="00c1e7e5" style:font-style-asian="normal" style:font-weight-asian="normal" style:font-style-complex="normal" style:font-weight-complex="normal"/>
    </style:style>
    <style:style style:name="P58" style:family="paragraph" style:parent-style-name="Text_20_body" style:list-style-name="L1">
      <style:text-properties style:font-name="Times New Roman" fo:font-size="14pt" fo:font-style="normal" fo:font-weight="normal" officeooo:rsid="00c1e7e5" officeooo:paragraph-rsid="00c2be43" style:font-style-asian="normal" style:font-weight-asian="normal" style:font-style-complex="normal" style:font-weight-complex="normal"/>
    </style:style>
    <style:style style:name="P59" style:family="paragraph" style:parent-style-name="Text_20_body" style:list-style-name="L2">
      <style:text-properties style:font-name="Times New Roman" fo:font-size="14pt" fo:font-style="normal" fo:font-weight="normal" officeooo:rsid="00c1e7e5" officeooo:paragraph-rsid="00c1e7e5" style:font-style-asian="normal" style:font-weight-asian="normal" style:font-style-complex="normal" style:font-weight-complex="normal"/>
    </style:style>
    <style:style style:name="P60" style:family="paragraph" style:parent-style-name="Text_20_body" style:list-style-name="L1">
      <style:paragraph-properties fo:margin-left="0cm" fo:margin-right="0cm" fo:text-indent="0cm" style:auto-text-indent="false"/>
      <style:text-properties style:font-name="Times New Roman" fo:font-size="14pt" fo:font-style="normal" fo:font-weight="normal" officeooo:rsid="00c1e7e5" officeooo:paragraph-rsid="00c2be43" style:font-style-asian="normal" style:font-weight-asian="normal" style:font-style-complex="normal" style:font-weight-complex="normal"/>
    </style:style>
    <style:style style:name="P61" style:family="paragraph" style:parent-style-name="Text_20_body" style:list-style-name="L2">
      <style:paragraph-properties fo:margin-left="0cm" fo:margin-right="0cm" fo:text-indent="0cm" style:auto-text-indent="false"/>
      <style:text-properties style:font-name="Times New Roman" fo:font-size="14pt" fo:font-style="normal" fo:font-weight="normal" officeooo:rsid="00c1e7e5" officeooo:paragraph-rsid="00c1e7e5" style:font-style-asian="normal" style:font-weight-asian="normal" style:font-style-complex="normal" style:font-weight-complex="normal"/>
    </style:style>
    <style:style style:name="P62" style:family="paragraph" style:parent-style-name="Text_20_body" style:list-style-name="L3">
      <style:paragraph-properties fo:margin-left="0cm" fo:margin-right="0cm" fo:text-indent="0cm" style:auto-text-indent="false"/>
      <style:text-properties fo:font-style="normal" fo:font-weight="bold" officeooo:rsid="0048935d" officeooo:paragraph-rsid="00775f3f" style:font-style-asian="normal" style:font-weight-asian="bold" style:font-style-complex="normal" style:font-weight-complex="bold"/>
    </style:style>
    <style:style style:name="T1" style:family="text">
      <style:text-properties fo:text-transform="uppercase"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3" style:family="text">
      <style:text-properties style:font-name="Times New Roman" fo:font-size="14pt" fo:language="ru" fo:country="RU" fo:font-weight="bold" officeooo:rsid="003c8787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4" style:family="text">
      <style:text-properties style:font-name="Times New Roman" fo:font-size="14pt" officeooo:rsid="003c8787" style:font-size-complex="14pt"/>
    </style:style>
    <style:style style:name="T5" style:family="text">
      <style:text-properties style:font-name="Times New Roman" fo:font-size="14pt" fo:font-style="normal" fo:font-weight="normal" officeooo:rsid="00533bef" style:font-style-asian="normal" style:font-weight-asian="normal" style:font-style-complex="normal" style:font-weight-complex="normal"/>
    </style:style>
    <style:style style:name="T6" style:family="text">
      <style:text-properties style:font-name="Times New Roman" fo:font-size="14pt" fo:font-style="normal" fo:font-weight="normal" officeooo:rsid="00b761b0" style:font-style-asian="normal" style:font-weight-asian="normal" style:font-style-complex="normal" style:font-weight-complex="normal"/>
    </style:style>
    <style:style style:name="T7" style:family="text">
      <style:text-properties style:font-name="Times New Roman" fo:font-size="14pt" fo:font-style="normal" fo:font-weight="normal" officeooo:rsid="00b9047e" style:font-style-asian="normal" style:font-weight-asian="normal" style:font-style-complex="normal" style:font-weight-complex="normal"/>
    </style:style>
    <style:style style:name="T8" style:family="text">
      <style:text-properties style:font-name="Times New Roman" fo:font-size="14pt" fo:font-style="normal" fo:font-weight="normal" officeooo:rsid="00c36d48" style:font-style-asian="normal" style:font-weight-asian="normal" style:font-style-complex="normal" style:font-weight-complex="normal"/>
    </style:style>
    <style:style style:name="T9" style:family="text">
      <style:text-properties style:font-name="Times New Roman" fo:font-size="14pt" fo:font-style="normal" fo:font-weight="normal" officeooo:rsid="00c72ef4" style:font-style-asian="normal" style:font-weight-asian="normal" style:font-style-complex="normal" style:font-weight-complex="normal"/>
    </style:style>
    <style:style style:name="T10" style:family="text">
      <style:text-properties style:font-name="Times New Roman" fo:font-size="14pt" fo:font-style="normal" fo:font-weight="normal" officeooo:rsid="00c876bd" style:font-style-asian="normal" style:font-weight-asian="normal" style:font-style-complex="normal" style:font-weight-complex="normal"/>
    </style:style>
    <style:style style:name="T11" style:family="text">
      <style:text-properties style:font-name="Times New Roman" fo:font-size="14pt" fo:font-style="normal" fo:font-weight="bold" officeooo:rsid="00533bef" style:font-style-asian="normal" style:font-weight-asian="bold" style:font-style-complex="normal" style:font-weight-complex="bold"/>
    </style:style>
    <style:style style:name="T12" style:family="text">
      <style:text-properties style:font-name="Times New Roman" fo:font-size="14pt" fo:font-style="normal" officeooo:rsid="0081abfe" style:font-size-asian="12pt" style:font-style-asian="italic" style:font-name-complex="Mangal1" style:font-size-complex="12pt" style:font-style-complex="italic"/>
    </style:style>
    <style:style style:name="T13" style:family="text">
      <style:text-properties style:font-name="Times New Roman" fo:font-size="14pt" fo:font-style="italic" fo:font-weight="normal" officeooo:rsid="00b761b0" style:font-style-asian="italic" style:font-weight-asian="normal" style:font-style-complex="italic" style:font-weight-complex="normal"/>
    </style:style>
    <style:style style:name="T14" style:family="text">
      <style:text-properties style:font-name="Times New Roman" fo:font-size="14pt" fo:font-style="italic" fo:font-weight="normal" officeooo:rsid="00b9047e" style:font-style-asian="italic" style:font-weight-asian="normal" style:font-style-complex="italic" style:font-weight-complex="normal"/>
    </style:style>
    <style:style style:name="T15" style:family="text">
      <style:text-properties style:font-name="Times New Roman" fo:font-size="14pt" fo:font-style="italic" fo:font-weight="normal" officeooo:rsid="00c72ef4" style:font-style-asian="italic" style:font-weight-asian="normal" style:font-style-complex="italic" style:font-weight-complex="normal"/>
    </style:style>
    <style:style style:name="T16" style:family="text">
      <style:text-properties style:font-name="Times New Roman" fo:font-size="14pt" fo:font-style="italic" fo:font-weight="normal" officeooo:rsid="00c876bd" style:font-style-asian="italic" style:font-weight-asian="normal" style:font-style-complex="italic" style:font-weight-complex="normal"/>
    </style:style>
    <style:style style:name="T17" style:family="text">
      <style:text-properties style:font-name="Times New Roman" fo:font-size="14pt" officeooo:rsid="00880e5a"/>
    </style:style>
    <style:style style:name="T18" style:family="text">
      <style:text-properties style:font-name="Times New Roman" style:font-size-complex="14pt"/>
    </style:style>
    <style:style style:name="T19" style:family="text">
      <style:text-properties fo:font-variant="normal" fo:text-transform="none"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0" style:family="text">
      <style:text-properties fo:font-variant="normal" fo:text-transform="none" fo:color="#000000" style:font-name="Times New Roman" fo:font-size="14pt" fo:letter-spacing="0.009cm" fo:language="ru" fo:country="RU" fo:font-weight="bold" officeooo:rsid="00c1e7e5" style:font-size-asian="14pt" style:language-asian="ru" style:country-asian="RU" style:font-weight-asian="bold" style:font-name-complex="Times New Roman5" style:font-size-complex="14pt" style:language-complex="ar" style:country-complex="SA" style:font-weight-complex="bold"/>
    </style:style>
    <style:style style:name="T21" style:family="text">
      <style:text-properties fo:language="en" fo:country="US" officeooo:rsid="0018933d"/>
    </style:style>
    <style:style style:name="T22" style:family="text">
      <style:text-properties fo:language="en" fo:country="US" officeooo:rsid="00880e5a"/>
    </style:style>
    <style:style style:name="T23" style:family="text">
      <style:text-properties officeooo:rsid="0014324b"/>
    </style:style>
    <style:style style:name="T24" style:family="text">
      <style:text-properties officeooo:rsid="001b2153"/>
    </style:style>
    <style:style style:name="T25" style:family="text">
      <style:text-properties fo:language="ru" fo:country="RU" officeooo:rsid="00387a0e"/>
    </style:style>
    <style:style style:name="T26" style:family="text">
      <style:text-properties officeooo:rsid="003c8787"/>
    </style:style>
    <style:style style:name="T27" style:family="text">
      <style:text-properties fo:font-style="normal" fo:font-weight="normal" officeooo:rsid="008ee05d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c36d48" style:font-style-asian="normal" style:font-weight-asian="normal" style:font-style-complex="normal" style:font-weight-complex="normal"/>
    </style:style>
    <style:style style:name="T29" style:family="text">
      <style:text-properties fo:font-style="italic" fo:font-weight="normal" officeooo:rsid="00c36d48" style:font-style-asian="italic" style:font-weight-asian="normal" style:font-style-complex="italic" style:font-weight-complex="normal"/>
    </style:style>
    <style:style style:name="T30" style:family="text">
      <style:text-properties fo:color="#000000" style:font-name="Times New Roman" fo:font-size="14pt" officeooo:rsid="003fcb3b"/>
    </style:style>
    <style:style style:name="T31" style:family="text">
      <style:text-properties fo:color="#000000" style:font-name="Times New Roman" fo:font-size="14pt" officeooo:rsid="00b04add"/>
    </style:style>
    <style:style style:name="T32" style:family="text">
      <style:text-properties fo:color="#000000" style:font-name="Times New Roman" fo:font-size="14pt" fo:language="ru" fo:country="RU" fo:font-style="normal" fo:font-weight="normal" officeooo:rsid="00bde91d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33" style:family="text">
      <style:text-properties fo:color="#000000" style:font-name="Times New Roman" fo:font-size="14pt" fo:language="ru" fo:country="RU" fo:font-style="normal" fo:font-weight="normal" officeooo:rsid="00bf83cd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34" style:family="text">
      <style:text-properties fo:color="#000000" style:font-name="Times New Roman" fo:font-size="14pt" fo:language="ru" fo:country="RU" fo:font-style="normal" fo:font-weight="normal" officeooo:rsid="00915bb5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35" style:family="text">
      <style:text-properties fo:color="#000000" style:font-name="Times New Roman" fo:font-size="14pt" fo:language="ru" fo:country="RU" fo:font-style="normal" fo:font-weight="normal" officeooo:rsid="00c36d48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36" style:family="text">
      <style:text-properties fo:color="#000000" style:font-name="Times New Roman" fo:font-size="14pt" fo:language="ru" fo:country="RU" fo:font-style="italic" fo:font-weight="normal" officeooo:rsid="00c36d48" style:font-size-asian="14pt" style:language-asian="ru" style:country-asian="RU" style:font-style-asian="italic" style:font-weight-asian="normal" style:font-name-complex="Times New Roman5" style:font-size-complex="14pt" style:language-complex="ar" style:country-complex="SA" style:font-style-complex="italic" style:font-weight-complex="normal"/>
    </style:style>
    <style:style style:name="T37" style:family="text">
      <style:text-properties fo:color="#000000" style:font-name="Times New Roman" fo:font-size="14pt" officeooo:rsid="00c1e7e5"/>
    </style:style>
    <style:style style:name="T38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39" style:family="text">
      <style:text-properties fo:color="#000000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40" style:family="text">
      <style:text-properties fo:color="#000000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41" style:family="text">
      <style:text-properties fo:color="#000000" style:text-position="sub 58%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42" style:family="text">
      <style:text-properties fo:color="#000000" style:text-position="sub 58%" fo:font-size="14pt" fo:font-weight="normal" style:font-size-asian="14pt" style:font-weight-asian="normal" style:font-size-complex="14pt" style:font-weight-complex="normal"/>
    </style:style>
    <style:style style:name="T43" style:family="text">
      <style:text-properties officeooo:rsid="00c1e7e5" style:font-size-complex="14pt"/>
    </style:style>
    <style:style style:name="T44" style:family="text">
      <style:text-properties officeooo:rsid="0018933d"/>
    </style:style>
    <style:style style:name="T4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6" style:family="text">
      <style:text-properties officeooo:rsid="00c36d48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МИНОБРНАУКИ РОССИИ</text:p>
      <text:p text:style-name="P5">Санкт-Петербургский государственный</text:p>
      <text:p text:style-name="P5">электротехнический университет</text:p>
      <text:p text:style-name="P5">«ЛЭТИ» им. В.И. Ульянова (Ленина)</text:p>
      <text:p text:style-name="P7">Кафедра МО ЭВМ</text:p>
      <text:p text:style-name="P6"/>
      <text:p text:style-name="P9"/>
      <text:p text:style-name="P9"/>
      <text:p text:style-name="P9"/>
      <text:p text:style-name="P9"/>
      <text:p text:style-name="P9"/>
      <text:p text:style-name="P9"/>
      <text:p text:style-name="P34"><text:span text:style-name="Book_20_Title"><text:span text:style-name="T1">отчет</text:span></text:span></text:p>
      <text:p text:style-name="P8"><text:span text:style-name="T2">по лабораторной работе №</text:span><text:span text:style-name="T43">3</text:span></text:p>
      <text:p text:style-name="P14"><text:span text:style-name="T2">по дисциплине «</text:span><text:span text:style-name="T3">Построение и анализ алгоритмов</text:span><text:span text:style-name="T2">»</text:span></text:p>
      <text:p text:style-name="P2"><text:span text:style-name="Book_20_Title"><text:span text:style-name="T19">Тема: </text:span></text:span><text:span text:style-name="Book_20_Title"><text:span text:style-name="T20">Максимальный поток</text:span></text:span></text:p>
      <text:p text:style-name="P9"/>
      <text:p text:style-name="P9"/>
      <text:p text:style-name="P9"/>
      <text:p text:style-name="P9"/>
      <text:p text:style-name="P11"/>
      <text:p text:style-name="P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5"><text:span text:style-name="T18">Студент гр. 0</text:span><text:span text:style-name="T4">304</text:span></text:p>
          </table:table-cell>
          <table:table-cell table:style-name="Таблица1.B1" office:value-type="string">
            <text:p text:style-name="P23"/>
          </table:table-cell>
          <table:table-cell table:style-name="Таблица1.A1" office:value-type="string">
            <text:p text:style-name="P12">Алексеев Р.В.</text:p>
          </table:table-cell>
        </table:table-row>
        <table:table-row table:style-name="Таблица1.1">
          <table:table-cell table:style-name="Таблица1.A1" office:value-type="string">
            <text:p text:style-name="P13">Преподаватель</text:p>
          </table:table-cell>
          <table:table-cell table:style-name="Таблица1.B2" office:value-type="string">
            <text:p text:style-name="P23"/>
          </table:table-cell>
          <table:table-cell table:style-name="Таблица1.A1" office:value-type="string">
            <text:p text:style-name="P12">Фирсов М.А.</text:p>
          </table:table-cell>
        </table:table-row>
      </table:table>
      <text:p text:style-name="P10"/>
      <text:p text:style-name="P10"/>
      <text:p text:style-name="P10">Санкт-Петербург</text:p>
      <text:p text:style-name="P31">20<text:span text:style-name="T26">22</text:span></text:p>
      <text:h text:style-name="P47" text:outline-level="2">Цель работы.</text:h>
      <text:p text:style-name="P39"><text:span text:style-name="T30">Изучить </text:span><text:span text:style-name="T37">способы нахождения максимального потока в сети.</text:span></text:p>
      <text:p text:style-name="P41"><text:span text:style-name="T31">Реализовать </text:span><text:span text:style-name="T37">алгоритм Форда-Фалкерсона</text:span><text:span text:style-name="T31">.</text:span></text:p>
      <text:p text:style-name="P36"/>
      <text:h text:style-name="P46" text:outline-level="2">Задание.</text:h>
      <text:p text:style-name="P37">Вариант 2</text:p>
      <text:p text:style-name="P38"><text:s/>Поиск в ширину. Обработка совокупности вершин текущего фронта как единого целого, ду́ги выбираются в порядке уменьшения остаточных пропускных способностей.</text:p>
      <text:p text:style-name="P38"/>
      <text:p text:style-name="P17">Найти максимальный поток в сети, а также фактическую величину потока, протекающего через каждое ребро, используя алгоритм Форда-Фалкерсона.</text:p>
      <text:p text:style-name="P17">Сеть (ориентированный взвешенный граф) представляется в виде триплета из имён вершин и целого неотрицательного числа - пропускной способности (веса).</text:p>
      <text:p text:style-name="P16"><text:span text:style-name="T39">Входные данные</text:span><text:span text:style-name="T38">:</text:span></text:p>
      <text:p text:style-name="P16"><text:span text:style-name="T40">N</text:span><text:span text:style-name="T38"> - количество ориентированных рёбер графа</text:span></text:p>
      <text:p text:style-name="P16"><text:span text:style-name="T40">v</text:span><text:span text:style-name="T41">0</text:span><text:span text:style-name="T40">​ </text:span><text:span text:style-name="T38">- исток</text:span></text:p>
      <text:p text:style-name="P16"><text:span text:style-name="T40">v</text:span><text:span text:style-name="T41">n</text:span><text:span text:style-name="T40"> </text:span><text:span text:style-name="T38">- сток</text:span></text:p>
      <text:p text:style-name="P16"><text:span text:style-name="T40">v</text:span><text:span text:style-name="T41">i</text:span><text:span text:style-name="T40"> v</text:span><text:span text:style-name="T41">j</text:span><text:span text:style-name="T40"> ω</text:span><text:span text:style-name="T41">ij</text:span><text:span text:style-name="T38"> - ребро графа</text:span></text:p>
      <text:p text:style-name="P16"><text:span text:style-name="T40">v</text:span><text:span text:style-name="T41">i</text:span><text:span text:style-name="T40"> v</text:span><text:span text:style-name="T41">j </text:span><text:span text:style-name="T40">ω</text:span><text:span text:style-name="T41">ij</text:span><text:span text:style-name="T40"> </text:span><text:span text:style-name="T38">- ребро графа</text:span></text:p>
      <text:p text:style-name="P17">...</text:p>
      <text:p text:style-name="P16"><text:span text:style-name="T39">Выходные данные</text:span><text:span text:style-name="T38">:</text:span></text:p>
      <text:p text:style-name="P16"><text:span text:style-name="T40">P</text:span><text:span text:style-name="T41">max</text:span><text:span text:style-name="T42"> </text:span><text:span text:style-name="T38">- величина максимального потока</text:span></text:p>
      <text:p text:style-name="P16"><text:span text:style-name="T40">v</text:span><text:span text:style-name="T41">i</text:span><text:span text:style-name="T40"> v</text:span><text:span text:style-name="T41">j</text:span><text:span text:style-name="T40"> ω</text:span><text:span text:style-name="T41">ij</text:span><text:span text:style-name="T38"> - ребро графа с фактической величиной протекающего потока</text:span></text:p>
      <text:p text:style-name="P16"><text:span text:style-name="T40">v</text:span><text:span text:style-name="T41">i</text:span><text:span text:style-name="T40"> v</text:span><text:span text:style-name="T41">j </text:span><text:span text:style-name="T40">ω</text:span><text:span text:style-name="T41">ij</text:span><text:span text:style-name="T40"> </text:span><text:span text:style-name="T38">- ребро графа с фактической величиной протекающего потока</text:span></text:p>
      <text:p text:style-name="P17">...</text:p>
      <text:p text:style-name="P17"><text:soft-page-break/>В ответе выходные рёбра отсортируйте в лексикографическом порядке по первой вершине, потом по второй (в ответе должны присутствовать все указанные входные рёбра, даже если поток в них равен 0).</text:p>
      <text:p text:style-name="P17"/>
      <text:p text:style-name="P17"/>
      <text:p text:style-name="P17"/>
      <text:p text:style-name="P51">Sample Input:</text:p>
      <text:p text:style-name="P17"><text:tab/>7</text:p>
      <text:p text:style-name="P17"><text:tab/>a</text:p>
      <text:p text:style-name="P17"><text:tab/>f</text:p>
      <text:p text:style-name="P17"><text:tab/>a b 7</text:p>
      <text:p text:style-name="P17"><text:tab/>a c 6</text:p>
      <text:p text:style-name="P17"><text:tab/>b d 6</text:p>
      <text:p text:style-name="P17"><text:tab/>c f 9</text:p>
      <text:p text:style-name="P17"><text:tab/>d e 3</text:p>
      <text:p text:style-name="P17"><text:tab/>d f 4</text:p>
      <text:p text:style-name="P17"><text:tab/>e c 2</text:p>
      <text:p text:style-name="P17"/>
      <text:p text:style-name="P51">Sample Output:</text:p>
      <text:p text:style-name="P17"><text:tab/>12</text:p>
      <text:p text:style-name="P17"><text:tab/>a b 6</text:p>
      <text:p text:style-name="P17"><text:tab/>a c 6</text:p>
      <text:p text:style-name="P17"><text:tab/>b d 6</text:p>
      <text:p text:style-name="P17"><text:tab/>c f 8</text:p>
      <text:p text:style-name="P17"><text:tab/>d e 2</text:p>
      <text:p text:style-name="P17"><text:tab/>d f 4</text:p>
      <text:p text:style-name="P50"><text:tab/>e c 2</text:p>
      <text:p text:style-name="P30"/>
      <text:h text:style-name="Heading_20_2" text:outline-level="2"><text:soft-page-break/>Выполнение работы.</text:h>
      <text:p text:style-name="P42">Описание алгоритма</text:p>
      <text:p text:style-name="P40">Для нахождения максимального потока в сети был использован алгоритм Форда-Фалкерсона в ширину.</text:p>
      <text:p text:style-name="P40">Шаги алгоритма Форда-Фалкерсона:</text:p>
      <text:list xml:id="list2880315360" text:style-name="L1">
        <text:list-item>
          <text:p text:style-name="P57">При помощи поиска в ширину находится кратчайший путь от истока до стока.</text:p>
        </text:list-item>
        <text:list-item>
          <text:p text:style-name="P57">Остаточная пропускная способность ребер, входящих в путь, уменьшается на минималную остаточную пропускную способность ребра в пути. <text:span text:style-name="T46">Аналогично увеличивается остаточная пропускная способность противоположных ребер.</text:span></text:p>
        </text:list-item>
        <text:list-item>
          <text:p text:style-name="P57">Если путь построить не удалось, алгоритм завершает работу.</text:p>
        </text:list-item>
        <text:list-item>
          <text:p text:style-name="P58">Для поиска пути от истока к стоку был использован поиск в ширину.</text:p>
          <text:list>
            <text:list-header>
              <text:p text:style-name="P60"><text:s/><text:tab/>Шаги поиска в ширину:</text:p>
            </text:list-header>
          </text:list>
        </text:list-item>
      </text:list>
      <text:list xml:id="list589694350" text:style-name="L2">
        <text:list-item>
          <text:p text:style-name="P59">Из текущего фронта выбирается вершина.</text:p>
        </text:list-item>
        <text:list-item>
          <text:p text:style-name="P59">Если дети текущей вершины не были ранее добавлены в предыдущие фронты, то они добавляются в новый фронт.</text:p>
        </text:list-item>
        <text:list-item>
          <text:p text:style-name="P59">Если дети были добавлены в новый фронт ранее, то сохраняется тот родитель, который смежен ребру с большей остаточной пропускной способностью.</text:p>
        </text:list-item>
        <text:list-item>
          <text:p text:style-name="P59">Шаги 1-3 повторяются пока не будут обработаны все вершины графа. </text:p>
          <text:list>
            <text:list-item>
              <text:list>
                <text:list-header>
                  <text:p text:style-name="P61"><text:s/><text:tab/>Для определения максимального потока через сеть сравниваются пропускные способности ребер, ведущих в сток, до и после алгоритма. Сумма разностей до и после равняется максимальному потоку.</text:p>
                </text:list-header>
              </text:list>
            </text:list-item>
          </text:list>
        </text:list-item>
      </text:list>
      <text:p text:style-name="P27"/>
      <text:list xml:id="list756368076" text:style-name="L3">
        <text:list-header>
          <text:p text:style-name="P62"><text:tab/><text:span text:style-name="T45">Сложность алгоритма</text:span></text:p>
        </text:list-header>
      </text:list>
      <text:p text:style-name="P28"><text:soft-page-break/><text:span text:style-name="T27"><text:tab/></text:span><text:span text:style-name="T28">Каждый шаг алгоритма увеличивает значение потока в сети минимум на 1, следовательно алгоритм завершит свою работу не более чем за </text:span><text:span text:style-name="T29">f </text:span><text:span text:style-name="T28">шагов, где </text:span><text:span text:style-name="T29">f —</text:span><text:span text:style-name="T28"> максимальный поток в сети, т. е. сложность по числу операций - O(</text:span><text:span text:style-name="T29">f</text:span><text:span text:style-name="T28">). На каждом шаге алгоритма необходимо найти путь от истока к стоку, т. к. для этого используется поиск в ширину, то сложность поиска по числу операций — O(</text:span><text:span text:style-name="T29">E</text:span><text:span text:style-name="T28">), где </text:span><text:span text:style-name="T29">E </text:span><text:span text:style-name="T28"><text:s/>- число ребер в сети. Следовательно сложность по числу операций - <text:s/>O(</text:span><text:span text:style-name="T29">Ef</text:span><text:span text:style-name="T28">).</text:span></text:p>
      <text:p text:style-name="P29"><text:span text:style-name="T28"><text:tab/>Для хранения графа используется список смежности, следовательно </text:span><text:span text:style-name="T8">сложность по памяти — </text:span><text:span text:style-name="T28"><text:s/>O(</text:span><text:span text:style-name="T29">E</text:span><text:span text:style-name="T28">). Т.к. для реализации алгоритма Форда-Фалкерсона используется список родительских вершин, то сложность алгоритма по памяти O(</text:span><text:span text:style-name="T29">E</text:span><text:span text:style-name="T28">) + O(</text:span><text:span text:style-name="T29">E</text:span><text:span text:style-name="T28">) = O(</text:span><text:span text:style-name="T29">E</text:span><text:span text:style-name="T28">). Для избежания циклов и реализации поиска в ширину, обработанные вершины графа храняться в фронтах, следовательно сложность по памяти — O(</text:span><text:span text:style-name="T29">V</text:span><text:span text:style-name="T28">), где </text:span><text:span text:style-name="T29">V —</text:span><text:span text:style-name="T28"> число вершин графа. Следовательно итоговая сложность по памяти — O(</text:span><text:span text:style-name="T29">E+V</text:span><text:span text:style-name="T28">).</text:span></text:p>
      <text:p text:style-name="P25"/>
      <text:p text:style-name="P24"><text:span text:style-name="T5"><text:tab/></text:span><text:span text:style-name="T11">Функции и структуры данных</text:span></text:p>
      <text:p text:style-name="P24"><text:span text:style-name="T5"><text:tab/></text:span><text:span text:style-name="T6">Для хранеия информации о </text:span><text:span text:style-name="T8">сети</text:span><text:span text:style-name="T6"> был создан класс </text:span><text:span text:style-name="T13">Graf</text:span><text:span text:style-name="T6">.</text:span></text:p>
      <text:p text:style-name="P24"><text:span text:style-name="T6"><text:tab/></text:span><text:span text:style-name="T7">Класс имеет </text:span><text:span text:style-name="T9">семь</text:span><text:span text:style-name="T7"> пол</text:span><text:span text:style-name="T9">ей</text:span><text:span text:style-name="T7">: </text:span><text:span text:style-name="T14">self.</text:span><text:span text:style-name="T15">start</text:span><text:span text:style-name="T14"> —</text:span><text:span text:style-name="T7"> </text:span><text:span text:style-name="T9">истока</text:span><text:span text:style-name="T7">, </text:span><text:span text:style-name="T14">self.</text:span><text:span text:style-name="T15">finish</text:span><text:span text:style-name="T14"> —</text:span><text:span text:style-name="T7"> </text:span><text:span text:style-name="T9">сток</text:span><text:span text:style-name="T7">, </text:span><text:span text:style-name="T14">self.</text:span><text:span text:style-name="T15">result</text:span><text:span text:style-name="T14"> —</text:span><text:span text:style-name="T7"> </text:span><text:span text:style-name="T9">результаты</text:span><text:span text:style-name="T7">, </text:span><text:span text:style-name="T14">self.</text:span><text:span text:style-name="T15">fronts</text:span><text:span text:style-name="T14"> —</text:span><text:span text:style-name="T7"> </text:span><text:span text:style-name="T9">фронты, </text:span><text:span text:style-name="T15">self.graf —</text:span><text:span text:style-name="T10">словарь для хранения графа в формате пар вершина графа: список исходящих ребер</text:span><text:span text:style-name="T9">, </text:span><text:span text:style-name="T15">self.grafPar — </text:span><text:span text:style-name="T10">словарь родительских вершин в формате пар вершина графа: родительская вершина и пропускная способность ребра, по которому перешли</text:span><text:span text:style-name="T7">, </text:span><text:span text:style-name="T15">self.interConc —</text:span><text:span text:style-name="T9"> флаг промежуточных выводов.</text:span></text:p>
      <text:p text:style-name="P26"><text:tab/>Для работы с вершинами реализован ряд методов.</text:p>
      <text:p text:style-name="P24"><text:span text:style-name="T7"><text:tab/>Метод</text:span><text:span text:style-name="T14"> </text:span><text:span text:style-name="T15">createGraf(self)</text:span><text:span text:style-name="T14"> </text:span><text:span text:style-name="T7">используется для </text:span><text:span text:style-name="T9">создания графа из набора ребер</text:span><text:span text:style-name="T7">. </text:span><text:span text:style-name="T9">Метод сохраняет родительские и дочерние вершины, а также пропускные способности ребер в поле </text:span><text:span text:style-name="T15">self.graf</text:span><text:span text:style-name="T9">.</text:span></text:p>
      <text:p text:style-name="P24"><text:soft-page-break/><text:span text:style-name="T9"><text:tab/>Метод </text:span><text:span text:style-name="T15">algFF(self) </text:span><text:span text:style-name="T9">используется для реализации алгоритма Форда-Фалкерсона. Метод поочередно запускает поиски в ширину и изменение остаточных пропускных способностей.</text:span></text:p>
      <text:p text:style-name="P24"><text:span text:style-name="T9"><text:tab/>Метод </text:span><text:span text:style-name="T15">breadthFirstSearch(self) </text:span><text:span text:style-name="T9">используется для реализации поиска в ширину. Метод проходит по всем вершинам графа и находит кратчайший путь от истока к стоку с наибольшей остаточной пропускной способностью.</text:span></text:p>
      <text:p text:style-name="P24"><text:span text:style-name="T9"><text:tab/>Метод </text:span><text:span text:style-name="T15">reduceBandwidth(self) </text:span><text:span text:style-name="T9">используется для изменения остаточной пропускной способности ребер. Метод проходит от стока к истоку, определяет минимальную остаточную пропускную способность ребра в пути и уменьшает на её величину остаточные пропускные способности всех ребер пути, аналогично увеличивая противоположные ребра. Если путь построить удалось, то метод возвращает </text:span><text:span text:style-name="T15">False</text:span><text:span text:style-name="T9">, иначе </text:span><text:span text:style-name="T15">True </text:span><text:span text:style-name="T9">и вызывает метод </text:span><text:span text:style-name="T15">createResult(self)</text:span><text:span text:style-name="T9">.</text:span></text:p>
      <text:p text:style-name="P24"><text:span text:style-name="T7"><text:tab/></text:span><text:span text:style-name="T9">Метод </text:span><text:span text:style-name="T15">createResult(self) </text:span><text:span text:style-name="T9">используется для формирования результата. Метод перебирает все ребра графа, те, которые были в изначальном графе, сохраняются в результат. После добавление всех ребер результат сортирутеся лексикографически. Для нахождения максимального потока метод складывает разности между остаточными пропускными способностями до и после работы алгоритма у ребер, ведущих в сток.</text:span></text:p>
      <text:p text:style-name="P24"><text:span text:style-name="T9"><text:tab/>Метод </text:span><text:span text:style-name="T15">printResult(self) </text:span><text:span text:style-name="T9">используется для вывода результат. Метод построчно выводит результаты на экран.</text:span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<text:soft-page-break/></text:p>
      <text:h text:style-name="Heading_20_2" text:outline-level="2"/>
      <text:h text:style-name="Heading_20_2" text:outline-level="2">Выводы.</text:h>
      <text:p text:style-name="P3"><text:span text:style-name="T34">Б</text:span><text:span text:style-name="T32">ыл изучен </text:span><text:span text:style-name="T35">алгоритм Форда-Фалкерсона для нахождения максимального потока в сети</text:span><text:span text:style-name="T32">.</text:span></text:p>
      <text:p text:style-name="P3"><text:span text:style-name="T32">Была написанна программа, находящая </text:span><text:span text:style-name="T35">максимальный поток в сети при помощи алгоритма Форда-Фалкерсона и поиска в ширину.</text:span></text:p>
      <text:p text:style-name="P4"><text:span text:style-name="T32">Было установлено, что сложност</text:span><text:span text:style-name="T35">ь</text:span><text:span text:style-name="T32"> </text:span><text:span text:style-name="T35">алгоримта Форда-Фалкерсона по числу операций</text:span><text:span text:style-name="T32"> — </text:span><text:span text:style-name="T33">O(</text:span><text:span text:style-name="T36">Ef</text:span><text:span text:style-name="T33">)</text:span><text:span text:style-name="T32">, где </text:span><text:span text:style-name="T36">E</text:span><text:span text:style-name="T32"> — число </text:span><text:span text:style-name="T35">ребер</text:span><text:span text:style-name="T32"> в графе, </text:span><text:span text:style-name="T36">f — </text:span><text:span text:style-name="T35">максимальный поток</text:span><text:span text:style-name="T32">, </text:span><text:span text:style-name="T35">сложность по памяти — O(</text:span><text:span text:style-name="T36">E+V</text:span><text:span text:style-name="T35">), где </text:span><text:span text:style-name="T36">V —</text:span><text:span text:style-name="T35"> число вершин графа.</text:span></text:p>
      <text:p text:style-name="Standard"/>
      <text:h text:style-name="P44" text:outline-level="1">Приложение А<text:line-break/>Исходный код программы</text:h>
      <text:p text:style-name="P33"><text:span text:style-name="T24">Название</text:span><text:span text:style-name="T44"> файла: </text:span><text:span text:style-name="T17">main</text:span><text:span text:style-name="T21">.</text:span><text:span text:style-name="T22">py</text:span></text:p>
      <text:p text:style-name="Листинг">class Graf: <text:s text:c="4"/># Граф</text:p>
      <text:p text:style-name="Листинг"><text:s text:c="4"/>def __init__(self, start, finish, edges, interConc):</text:p>
      <text:p text:style-name="Листинг"><text:s text:c="8"/>self.start = start <text:s text:c="13"/># Исток</text:p>
      <text:p text:style-name="Листинг"><text:s text:c="8"/>self.finish = finish <text:s text:c="11"/># Сток</text:p>
      <text:p text:style-name="Листинг"><text:s text:c="8"/>self.result = [] <text:s text:c="15"/># Результаты</text:p>
      <text:p text:style-name="Листинг"><text:s text:c="8"/>self.fronts = [{self.start: 0}] # Текущий набор фронтов для поиска в ширину</text:p>
      <text:p text:style-name="Листинг"><text:s text:c="8"/>self.graf = {} <text:s text:c="17"/># Граф</text:p>
      <text:p text:style-name="Листинг"><text:s text:c="8"/>self.grafPar = {} <text:s text:c="14"/># Словарь вида: вершина: родитель, пропуск. способность.</text:p>
      <text:p text:style-name="Листинг"><text:s text:c="8"/>self.interConc = interConc <text:s text:c="5"/># Промежуточные выводы</text:p>
      <text:p text:style-name="Листинг"><text:s text:c="8"/>self.createGraf(edges) <text:s text:c="9"/># Создание графа</text:p>
      <text:p text:style-name="Листинг"/>
      <text:p text:style-name="Листинг"><text:s text:c="4"/>def createGraf(self, edges): <text:s text:c="3"/># Создание графа</text:p>
      <text:p text:style-name="Листинг"><text:s text:c="8"/>if self.interConc:</text:p>
      <text:p text:style-name="Листинг"><text:s text:c="12"/>print("Создание графа:")</text:p>
      <text:p text:style-name="Листинг"><text:s text:c="8"/>for edge in edges: <text:s/># Перебор всех ребер</text:p>
      <text:p text:style-name="Листинг"><text:s text:c="12"/>if self.interConc:</text:p>
      <text:p text:style-name="Листинг"><text:s text:c="16"/>print(f"\tДобавление в граф ребра \"{edge[0]}\" \"{edge[1]}\" {edge[2]}")</text:p>
      <text:p text:style-name="Листинг"/>
      <text:p text:style-name="Листинг"><text:s text:c="12"/>fV = edge[0] <text:s text:c="3"/># Вершина, откуда исходит ребро</text:p>
      <text:p text:style-name="Листинг"><text:s text:c="12"/>sV = edge[1] <text:s text:c="3"/># Вершина, в которую входит ребро</text:p>
      <text:p text:style-name="Листинг"/>
      <text:p text:style-name="Листинг"><text:s text:c="12"/>if self.graf.get(fV): <text:s text:c="2"/># Если родительская вершина уже есть в графе</text:p>
      <text:p text:style-name="Листинг"><text:s text:c="16"/>if self.interConc:</text:p>
      <text:p text:style-name="Листинг"><text:s text:c="20"/>print(f"\t\tВершина \"{fV}\" уже есть в графе. Добавляем новое исходящее из неё ребро")</text:p>
      <text:p text:style-name="Листинг"><text:s text:c="16"/>self.graf[fV][sV] = [int(edge[2]), int(edge[2]), True]</text:p>
      <text:p text:style-name="Листинг"><text:s text:c="12"/>else: <text:s text:c="2"/># Если родительской вершины ещё нет в графе</text:p>
      <text:p text:style-name="Листинг"><text:s text:c="16"/>if self.interConc:</text:p>
      <text:p text:style-name="Листинг"><text:s text:c="20"/>print(f"\t\tВершины \"{fV}\" нет в графе, добаляем её. Добавляем исходящее из неё ребро")</text:p>
      <text:p text:style-name="Листинг"><text:s text:c="16"/>self.graf[fV] = {sV: [int(edge[2]), int(edge[2]), True]}</text:p>
      <text:p text:style-name="Листинг"/>
      <text:p text:style-name="Листинг"><text:s text:c="12"/>if self.graf.get(sV): <text:s text:c="2"/># Если дочерняя вершина есть в графе</text:p>
      <text:p text:style-name="Листинг"><text:s text:c="16"/>if self.interConc:</text:p>
      <text:p text:style-name="Листинг"><text:s text:c="20"/>print(f"\t\tВершина \"{sV}\" уже есть в графе. Добавляем новое входящее в неё ребро")</text:p>
      <text:p text:style-name="Листинг"><text:s text:c="16"/>if not self.graf[sV].get(fV): # Если ребра до родительской вершины ещё нет</text:p>
      <text:p text:style-name="Листинг"><text:s text:c="20"/>self.graf[sV][fV] = [0, 0, False]</text:p>
      <text:p text:style-name="Листинг"><text:s text:c="12"/>else: <text:s text:c="2"/># Если дочерней вершины ещё нет в графе</text:p>
      <text:p text:style-name="Листинг"><text:s text:c="16"/>if self.interConc:</text:p>
      <text:p text:style-name="Листинг"><text:soft-page-break/><text:s text:c="20"/>print(f"\t\tВершины \"{sV}\" нет в графе, добаляем её. Добавляем входящее в неё ребро")</text:p>
      <text:p text:style-name="Листинг"><text:s text:c="16"/>self.graf[sV] = {fV: [0, 0, False]}</text:p>
      <text:p text:style-name="Листинг"><text:s text:c="12"/>if self.interConc:</text:p>
      <text:p text:style-name="Листинг"><text:s text:c="16"/>print()</text:p>
      <text:p text:style-name="Листинг"/>
      <text:p text:style-name="Листинг"><text:s text:c="4"/>def algFF(self): <text:s text:c="3"/># Алгоритм Форда-Фалкерсона</text:p>
      <text:p text:style-name="Листинг"><text:s text:c="8"/>if self.interConc:</text:p>
      <text:p text:style-name="Листинг"><text:s text:c="12"/>print("Запуск алгоритма Фодра-Фалкерсона:")</text:p>
      <text:p text:style-name="Листинг"/>
      <text:p text:style-name="Листинг"><text:s text:c="8"/>while True: <text:s text:c="4"/># Повторяем шаги, пока не закончатся пути</text:p>
      <text:p text:style-name="Листинг"><text:s text:c="12"/>self.grafPar = {self.start: [None, 0]}</text:p>
      <text:p text:style-name="Листинг"/>
      <text:p text:style-name="Листинг"><text:s text:c="12"/>self.breadthFirstSearch() <text:s text:c="2"/># Поиск в ширину</text:p>
      <text:p text:style-name="Листинг"/>
      <text:p text:style-name="Листинг"><text:s text:c="12"/>self.fronts = [{self.start: 0}]</text:p>
      <text:p text:style-name="Листинг"/>
      <text:p text:style-name="Листинг"><text:s text:c="12"/>if self.reduceBandwidth(): <text:s/># Уменьшение пропускных способностей</text:p>
      <text:p text:style-name="Листинг"><text:s text:c="16"/>break</text:p>
      <text:p text:style-name="Листинг"/>
      <text:p text:style-name="Листинг"><text:s text:c="4"/>def breadthFirstSearch(self): <text:s text:c="2"/># Поиск в ширину</text:p>
      <text:p text:style-name="Листинг"><text:s text:c="8"/>if self.interConc:</text:p>
      <text:p text:style-name="Листинг"><text:s text:c="12"/>print("\tЗапуск поиска в ширину:")</text:p>
      <text:p text:style-name="Листинг"><text:s text:c="8"/>for front in self.fronts: <text:s text:c="2"/># Проходим по всем фронтам</text:p>
      <text:p text:style-name="Листинг"><text:s text:c="12"/>if self.interConc:</text:p>
      <text:p text:style-name="Листинг"><text:s text:c="16"/>print(f"\t\tТекущий фронт: ", end='')</text:p>
      <text:p text:style-name="Листинг"><text:s text:c="16"/>for f in front:</text:p>
      <text:p text:style-name="Листинг"><text:s text:c="20"/>print(f"{f} ", end='')</text:p>
      <text:p text:style-name="Листинг"><text:s text:c="16"/>print()</text:p>
      <text:p text:style-name="Листинг"><text:s text:c="12"/>for ver in front: <text:s text:c="6"/># Проходи по вершинам текущего фронта</text:p>
      <text:p text:style-name="Листинг"><text:s text:c="16"/>if self.interConc:</text:p>
      <text:p text:style-name="Листинг"><text:s text:c="20"/>print(f"\t\tОбрабатываем вершину \"{ver}\":")</text:p>
      <text:p text:style-name="Листинг"><text:s text:c="16"/>for newVer in self.graf[ver]: <text:s text:c="2"/># Проходим по дочерним вершинам текущей вершины</text:p>
      <text:p text:style-name="Листинг"><text:s text:c="20"/>if self.interConc:</text:p>
      <text:p text:style-name="Листинг"><text:s text:c="24"/>print(f"\t\t\tПотомок \"{newVer}\":")</text:p>
      <text:p text:style-name="Листинг"><text:s text:c="20"/>ed = self.grafPar.get(newVer) <text:s text:c="2"/># Проверка, попадали ли ранее в дочернюю вершину</text:p>
      <text:p text:style-name="Листинг"/>
      <text:p text:style-name="Листинг"><text:s text:c="20"/>if front == self.fronts[-1]: <text:s text:c="3"/># СОздание нового фронта по необходимости</text:p>
      <text:p text:style-name="Листинг"><text:s text:c="24"/>self.fronts.append({})</text:p>
      <text:p text:style-name="Листинг"/>
      <text:p text:style-name="Листинг"><text:s text:c="20"/>if ed: <text:s/># Если в дочернюю вершину уже есть путь</text:p>
      <text:p text:style-name="Листинг"><text:s text:c="24"/>if self.interConc:</text:p>
      <text:p text:style-name="Листинг"><text:s text:c="28"/>print(f"\t\t\t\tУже есть путь")</text:p>
      <text:p text:style-name="Листинг"><text:s text:c="24"/>i = self.fronts[-1].get(newVer) <text:s text:c="4"/># Лежит ли дочерняя вершина в текущем фронте</text:p>
      <text:p text:style-name="Листинг"/>
      <text:p text:style-name="Листинг"><text:s text:c="24"/># Если дочерняя вершина в текущем фронте, старая пропускная способность меньше новой и</text:p>
      <text:p text:style-name="Листинг"><text:soft-page-break/><text:s text:c="24"/># до дочерней вершины можно пройти по ребру</text:p>
      <text:p text:style-name="Листинг"><text:s text:c="24"/>if i and self.fronts[-1][newVer] &lt; self.graf[ver][newVer][0] and self.graf[ver][newVer][0] &gt; 0:</text:p>
      <text:p text:style-name="Листинг"><text:s text:c="28"/>if self.interConc:</text:p>
      <text:p text:style-name="Листинг"><text:s text:c="32"/>print(f"\t\t\t\tЗаменяем путь на новый, т.к. пропуск. способность нового больше: "</text:p>
      <text:p text:style-name="Листинг"><text:s text:c="38"/>f"{self.graf[ver][newVer][0]}")</text:p>
      <text:p text:style-name="Листинг"><text:s text:c="28"/>self.grafPar[newVer] = [ver, self.graf[ver][newVer][0]] # Заменяем родителя на нового</text:p>
      <text:p text:style-name="Листинг"><text:s text:c="28"/>self.fronts[-1][newVer] = self.graf[ver][newVer][0] <text:s text:c="4"/># Заменяем пропуск. спос. на новую</text:p>
      <text:p text:style-name="Листинг"/>
      <text:p text:style-name="Листинг"><text:s text:c="20"/>elif self.graf[ver][newVer][0] &gt; 0: # Если в дочернюю вершину ещё не заходили</text:p>
      <text:p text:style-name="Листинг"><text:s text:c="24"/>if self.interConc:</text:p>
      <text:p text:style-name="Листинг"><text:s text:c="28"/>print(f"\t\t\t\tПути ещё нет")</text:p>
      <text:p text:style-name="Листинг"><text:s text:c="28"/>print(f"\t\t\t\tДобавляем путь с пропуск. способностью: {self.graf[ver][newVer][0]}")</text:p>
      <text:p text:style-name="Листинг"><text:s text:c="24"/>self.fronts[-1][newVer] = self.graf[ver][newVer][0] <text:s text:c="4"/># Добавляем дочернюю вершину в фронт</text:p>
      <text:p text:style-name="Листинг"><text:s text:c="24"/>self.grafPar[newVer] = [ver, self.graf[ver][newVer][0]] # Добавляем родителя</text:p>
      <text:p text:style-name="Листинг"><text:s text:c="16"/>if self.interConc:</text:p>
      <text:p text:style-name="Листинг"><text:s text:c="20"/>print()</text:p>
      <text:p text:style-name="Листинг"/>
      <text:p text:style-name="Листинг"><text:s text:c="4"/>def reduceBandwidth(self): <text:s/># Уменьшение пропускных способностей</text:p>
      <text:p text:style-name="Листинг"><text:s text:c="8"/>if self.interConc:</text:p>
      <text:p text:style-name="Листинг"><text:s text:c="12"/>print(f"\tЗапуск уменьшения пропуск. способности:")</text:p>
      <text:p text:style-name="Листинг"><text:s text:c="8"/>ver = self.grafPar.get(self.finish) # В качестве начальной вершины - сток</text:p>
      <text:p text:style-name="Листинг"/>
      <text:p text:style-name="Листинг"><text:s text:c="8"/>if ver == None: <text:s text:c="4"/># Если из стока никуда нельзя попасть, значит путей до стока нет</text:p>
      <text:p text:style-name="Листинг"><text:s text:c="12"/>if self.interConc:</text:p>
      <text:p text:style-name="Листинг"><text:s text:c="16"/>print(f"\t\tПути из истока до стока нет\n")</text:p>
      <text:p text:style-name="Листинг"><text:s text:c="12"/>self.createResult()</text:p>
      <text:p text:style-name="Листинг"><text:s text:c="12"/>return True</text:p>
      <text:p text:style-name="Листинг"/>
      <text:p text:style-name="Листинг"><text:s text:c="8"/>minBW = -1 <text:s/># Минимальный вес в пути</text:p>
      <text:p text:style-name="Листинг"/>
      <text:p text:style-name="Листинг"><text:s text:c="8"/>while True: <text:s text:c="4"/># Проходим по вершинам, пока не дойдем до истока</text:p>
      <text:p text:style-name="Листинг"><text:s text:c="12"/># Если минимальная пропуск. способность большей текущей</text:p>
      <text:p text:style-name="Листинг"><text:s text:c="12"/>if (minBW &gt; ver[1] or minBW == -1) and ver[0] != None:</text:p>
      <text:p text:style-name="Листинг"><text:s text:c="16"/>minBW = ver[1]</text:p>
      <text:p text:style-name="Листинг"/>
      <text:p text:style-name="Листинг"><text:s text:c="12"/>ver = self.grafPar.get(ver[0])</text:p>
      <text:p text:style-name="Листинг"><text:s text:c="12"/>if ver == None: # Если дошли до истока</text:p>
      <text:p text:style-name="Листинг"><text:s text:c="16"/>break</text:p>
      <text:p text:style-name="Листинг"><text:s text:c="8"/>if self.interConc:</text:p>
      <text:p text:style-name="Листинг"><text:soft-page-break/><text:s text:c="12"/>print(f"\t\tМинимальная пропуск. способность пути: {minBW}")</text:p>
      <text:p text:style-name="Листинг"/>
      <text:p text:style-name="Листинг"><text:s text:c="8"/>sV = self.finish <text:s text:c="3"/># Вершина, в которую входит ребро</text:p>
      <text:p text:style-name="Листинг"><text:s text:c="8"/>fV = self.grafPar[self.finish][0] <text:s text:c="2"/># Вершина, из которой исходит ребро</text:p>
      <text:p text:style-name="Листинг"><text:s text:c="8"/>while True:</text:p>
      <text:p text:style-name="Листинг"><text:s text:c="12"/>self.graf[fV][sV][0] -= minBW <text:s text:c="2"/># Уменьшаем пропуск. способность ребра</text:p>
      <text:p text:style-name="Листинг"><text:s text:c="12"/>self.graf[sV][fV][0] += minBW <text:s text:c="2"/># Увеличиваем пропуск. способность противополож. ребра</text:p>
      <text:p text:style-name="Листинг"><text:s text:c="12"/>sV = fV</text:p>
      <text:p text:style-name="Листинг"><text:s text:c="12"/>fV = self.grafPar[fV][0]</text:p>
      <text:p text:style-name="Листинг"><text:s text:c="12"/>if sV == self.start or fV == None: <text:s/># Если достигли истока</text:p>
      <text:p text:style-name="Листинг"><text:s text:c="16"/>break</text:p>
      <text:p text:style-name="Листинг"><text:s text:c="8"/>if self.interConc:</text:p>
      <text:p text:style-name="Листинг"><text:s text:c="12"/>print()</text:p>
      <text:p text:style-name="Листинг"><text:s text:c="8"/>return False</text:p>
      <text:p text:style-name="Листинг"/>
      <text:p text:style-name="Листинг"><text:s text:c="4"/>def createResult(self): <text:s text:c="4"/># Формирование результата</text:p>
      <text:p text:style-name="Листинг"><text:s text:c="8"/>if self.interConc:</text:p>
      <text:p text:style-name="Листинг"><text:s text:c="12"/>print(f"\tЗапуск формирования результата:")</text:p>
      <text:p text:style-name="Листинг"><text:s text:c="8"/>flow = 0 <text:s text:c="3"/># Максимальный поток</text:p>
      <text:p text:style-name="Листинг"><text:s text:c="8"/>edges = [] <text:s/># Ребра графа</text:p>
      <text:p text:style-name="Листинг"><text:s text:c="8"/>for ver in self.graf: <text:s text:c="2"/># Перебираем все вершины графа</text:p>
      <text:p text:style-name="Листинг"><text:s text:c="12"/>for newVer in self.graf[ver]: <text:s text:c="2"/># Перебираем все дочерние вершины</text:p>
      <text:p text:style-name="Листинг"><text:s text:c="16"/>if self.graf[ver][newVer][2]: <text:s text:c="2"/># Если ребро в дочернюю вершину было в изначальном графе</text:p>
      <text:p text:style-name="Листинг"><text:s text:c="20"/>edges.append([ver, newVer, self.graf[ver][newVer][1] - self.graf[ver][newVer][0]])</text:p>
      <text:p text:style-name="Листинг"><text:s text:c="20"/>if self.interConc:</text:p>
      <text:p text:style-name="Листинг"><text:s text:c="24"/>print(f"\t\tДобавляем ребро \"{ver}\" \"{newVer}\" {self.graf[ver][newVer][1] - self.graf[ver][newVer][0]} в результат")</text:p>
      <text:p text:style-name="Листинг"><text:s text:c="20"/>if edges[-1][2] &lt; 0:</text:p>
      <text:p text:style-name="Листинг"><text:s text:c="24"/>edges[-1][2] = 0</text:p>
      <text:p text:style-name="Листинг"><text:s text:c="20"/>if newVer == self.finish: <text:s text:c="2"/># Если ребро входит в сток</text:p>
      <text:p text:style-name="Листинг"><text:s text:c="24"/>if self.interConc:</text:p>
      <text:p text:style-name="Листинг"><text:s text:c="28"/>print(f"\t\tУвеличиваем макс. поток на "</text:p>
      <text:p text:style-name="Листинг"><text:s text:c="34"/>f"{self.graf[ver][newVer][1] - self.graf[ver][newVer][0]}:")</text:p>
      <text:p text:style-name="Листинг"><text:s text:c="24"/>flow += self.graf[ver][newVer][1] - self.graf[ver][newVer][0]</text:p>
      <text:p text:style-name="Листинг"/>
      <text:p text:style-name="Листинг"><text:s text:c="8"/>self.result.append(flow)</text:p>
      <text:p text:style-name="Листинг"><text:s text:c="8"/>if self.interConc:</text:p>
      <text:p text:style-name="Листинг"><text:s text:c="12"/>print(f"\t\tТекущий результат:")</text:p>
      <text:p text:style-name="Листинг"><text:s text:c="12"/>print(f"\t\t\t{flow}")</text:p>
      <text:p text:style-name="Листинг"><text:s text:c="12"/>for i in range(len(edges)):</text:p>
      <text:p text:style-name="Листинг"><text:s text:c="16"/>print(f"\t\t\t{edges[i][0]} {edges[i][1]} {edges[i][2]}")</text:p>
      <text:p text:style-name="Листинг"><text:soft-page-break/><text:s text:c="12"/>print(f"\t\tСортируем результат\n")</text:p>
      <text:p text:style-name="Листинг"><text:s text:c="8"/>edges.sort()</text:p>
      <text:p text:style-name="Листинг"><text:s text:c="8"/>self.result += edges</text:p>
      <text:p text:style-name="Листинг"/>
      <text:p text:style-name="Листинг"><text:s text:c="4"/>def printResult(self): <text:s/># Вывод результата</text:p>
      <text:p text:style-name="Листинг"><text:s text:c="8"/>if self.interConc:</text:p>
      <text:p text:style-name="Листинг"><text:s text:c="12"/>print("Результат:")</text:p>
      <text:p text:style-name="Листинг"><text:s text:c="8"/>for i in range(len(self.result)):</text:p>
      <text:p text:style-name="Листинг"><text:s text:c="12"/>if i == 0:</text:p>
      <text:p text:style-name="Листинг"><text:s text:c="16"/>print(self.result[i])</text:p>
      <text:p text:style-name="Листинг"><text:s text:c="12"/>else:</text:p>
      <text:p text:style-name="Листинг"><text:s text:c="16"/>print(f"{self.result[i][0]} {self.result[i][1]} {self.result[i][2]}")</text:p>
      <text:p text:style-name="Листинг"/>
      <text:p text:style-name="Листинг"/>
      <text:p text:style-name="Листинг">if __name__ == "__main__":</text:p>
      <text:p text:style-name="Листинг"><text:s text:c="4"/>n = int(input())</text:p>
      <text:p text:style-name="Листинг"><text:s text:c="4"/>start = input()</text:p>
      <text:p text:style-name="Листинг"><text:s text:c="4"/>finish = input()</text:p>
      <text:p text:style-name="Листинг"/>
      <text:p text:style-name="Листинг"><text:s text:c="4"/>edges = []</text:p>
      <text:p text:style-name="Листинг"><text:s text:c="4"/>for _ in range(n):</text:p>
      <text:p text:style-name="Листинг"><text:s text:c="8"/>edges.append(list(input().split()))</text:p>
      <text:p text:style-name="Листинг"/>
      <text:p text:style-name="Листинг"><text:s text:c="4"/>graf = Graf(start, finish, edges, True)</text:p>
      <text:p text:style-name="Листинг"><text:s text:c="4"/>graf.algFF()</text:p>
      <text:p text:style-name="Листинг"><text:s text:c="4"/>graf.printResult()</text:p>
      <text:p text:style-name="Листинг"/>
      <text:p text:style-name="Листинг"/>
      <text:h text:style-name="P45" text:outline-level="1">Приложение Б<text:line-break/>Тестирование</text:h>
      <text:p text:style-name="P35">Таблица <text:span text:style-name="T25">Б</text:span><text:span text:style-name="T23">.</text:span><text:sequence text:ref-name="refTable0" text:name="Table" text:formula="ooow:Table+1" style:num-format="1">1</text:sequence> - <text:span text:style-name="T12">Тестирование </text:span></text:p>
      <table:table table:name="Таблица3" table:style-name="Таблица3">
        <table:table-column table:style-name="Таблица3.A" table:number-columns-repeated="3"/>
        <table:table-column table:style-name="Таблица3.D"/>
        <table:table-row table:style-name="TableLine94001602147152">
          <table:table-cell table:style-name="Таблица3.A1" office:value-type="string">
            <text:p text:style-name="P18">№ п/п</text:p>
          </table:table-cell>
          <table:table-cell table:style-name="Таблица3.A1" office:value-type="string">
            <text:p text:style-name="P18">Входные данные</text:p>
          </table:table-cell>
          <table:table-cell table:style-name="Таблица3.A1" office:value-type="string">
            <text:p text:style-name="P18">Выходные данные</text:p>
          </table:table-cell>
          <table:table-cell table:style-name="Таблица3.D1" office:value-type="string">
            <text:p text:style-name="P18">Комментарии</text:p>
          </table:table-cell>
        </table:table-row>
        <table:table-row table:style-name="TableLine94001602256688">
          <table:table-cell table:style-name="Таблица3.A2" office:value-type="string">
            <text:list xml:id="list2686412088" text:style-name="L4">
              <text:list-header>
                <text:p text:style-name="P54">1.</text:p>
              </text:list-header>
            </text:list>
          </table:table-cell>
          <table:table-cell table:style-name="Таблица3.A2" office:value-type="string">
            <text:p text:style-name="P52">15</text:p>
            <text:p text:style-name="P52">s</text:p>
            <text:p text:style-name="P52">f</text:p>
            <text:p text:style-name="P52">s a 15</text:p>
            <text:p text:style-name="P52">s b 9</text:p>
            <text:p text:style-name="P52">s c 17</text:p>
            <text:p text:style-name="P52">a d 9</text:p>
            <text:p text:style-name="P52">a e 13</text:p>
            <text:p text:style-name="P52">d a 21</text:p>
            <text:p text:style-name="P52">b e 14</text:p>
            <text:p text:style-name="P52">c h 11</text:p>
            <text:p text:style-name="P52">h c 4</text:p>
            <text:p text:style-name="P52">e c 7</text:p>
            <text:p text:style-name="P52">c f 25</text:p>
            <text:p text:style-name="P52">d f 16</text:p>
            <text:p text:style-name="P52">e f 8</text:p>
            <text:p text:style-name="P52">h f 11</text:p>
            <text:p text:style-name="P52">e h 7</text:p>
          </table:table-cell>
          <table:table-cell table:style-name="Таблица3.A2" office:value-type="string">
            <text:p text:style-name="P20">41</text:p>
            <text:p text:style-name="P20">a d 9</text:p>
            <text:p text:style-name="P20">a e 6</text:p>
            <text:p text:style-name="P20">b e 9</text:p>
            <text:p text:style-name="P20">c f 18</text:p>
            <text:p text:style-name="P20">c h 0</text:p>
            <text:p text:style-name="P20">d a 0</text:p>
            <text:p text:style-name="P20">d f 9</text:p>
            <text:p text:style-name="P20">e c 1</text:p>
            <text:p text:style-name="P20">e f 8</text:p>
            <text:p text:style-name="P20">e h 6</text:p>
            <text:p text:style-name="P20">h c 0</text:p>
            <text:p text:style-name="P20">h f 6</text:p>
            <text:p text:style-name="P20">s a 15</text:p>
            <text:p text:style-name="P20">s b 9</text:p>
            <text:p text:style-name="P20">s c 17</text:p>
          </table:table-cell>
          <table:table-cell table:style-name="Таблица3.D2" office:value-type="string">
            <text:p text:style-name="P19"/>
          </table:table-cell>
        </table:table-row>
        <table:table-row table:style-name="TableLine94001602258256">
          <table:table-cell table:style-name="Таблица3.A2" office:value-type="string">
            <text:list xml:id="list4273664944" text:style-name="L5">
              <text:list-header>
                <text:p text:style-name="P55">2.</text:p>
              </text:list-header>
            </text:list>
          </table:table-cell>
          <table:table-cell table:style-name="Таблица3.A2" office:value-type="string">
            <text:p text:style-name="P22">7</text:p>
            <text:p text:style-name="P22">a</text:p>
            <text:p text:style-name="P22">f</text:p>
            <text:p text:style-name="P22">a b 7</text:p>
            <text:p text:style-name="P22">a c 6</text:p>
            <text:p text:style-name="P22">b d 6</text:p>
            <text:p text:style-name="P22">c f 9</text:p>
            <text:p text:style-name="P22">d e 3</text:p>
            <text:p text:style-name="P22">d f 4</text:p>
            <text:p text:style-name="P22">e c 2</text:p>
          </table:table-cell>
          <table:table-cell table:style-name="Таблица3.A2" office:value-type="string">
            <text:p text:style-name="P20">12</text:p>
            <text:p text:style-name="P20">a b 6</text:p>
            <text:p text:style-name="P20">a c 6</text:p>
            <text:p text:style-name="P20">b d 6</text:p>
            <text:p text:style-name="P20">c f 8</text:p>
            <text:p text:style-name="P20">d e 2</text:p>
            <text:p text:style-name="P20">d f 4</text:p>
            <text:p text:style-name="P20">e c 2</text:p>
          </table:table-cell>
          <table:table-cell table:style-name="Таблица3.D2" office:value-type="string">
            <text:p text:style-name="P19"/>
          </table:table-cell>
        </table:table-row>
        <table:table-row table:style-name="Таблица3.4">
          <table:table-cell table:style-name="Таблица3.A2" office:value-type="string">
            <text:p text:style-name="P43">3.</text:p>
          </table:table-cell>
          <table:table-cell table:style-name="Таблица3.A2" office:value-type="string">
            <text:p text:style-name="P56">9</text:p>
            <text:p text:style-name="P56"><text:soft-page-break/>s</text:p>
            <text:p text:style-name="P56">f</text:p>
            <text:p text:style-name="P56">s a 6</text:p>
            <text:p text:style-name="P56">s b 3</text:p>
            <text:p text:style-name="P56">a c 4</text:p>
            <text:p text:style-name="P56">d f 9</text:p>
            <text:p text:style-name="P56">b d 12</text:p>
            <text:p text:style-name="P56">c f 7</text:p>
            <text:p text:style-name="P56">a b 5</text:p>
            <text:p text:style-name="P56">b c 11</text:p>
            <text:p text:style-name="P56">s d 8</text:p>
          </table:table-cell>
          <table:table-cell table:style-name="Таблица3.A2" office:value-type="string">
            <text:p text:style-name="P20">16</text:p>
            <text:p text:style-name="P20"><text:soft-page-break/>a b 1</text:p>
            <text:p text:style-name="P20">a c 4</text:p>
            <text:p text:style-name="P20">b c 3</text:p>
            <text:p text:style-name="P20">b d 1</text:p>
            <text:p text:style-name="P20">c f 7</text:p>
            <text:p text:style-name="P20">d f 9</text:p>
            <text:p text:style-name="P20">s a 5</text:p>
            <text:p text:style-name="P20">s b 3</text:p>
            <text:p text:style-name="P20">s d 8</text:p>
          </table:table-cell>
          <table:table-cell table:style-name="Таблица3.D2" office:value-type="string">
            <text:p text:style-name="P19"/>
          </table:table-cell>
        </table:table-row>
        <table:table-row table:style-name="TableLine94001602260208">
          <table:table-cell table:style-name="Таблица3.A2" office:value-type="string">
            <text:list xml:id="list164036771540838" text:continue-numbering="true" text:style-name="L5">
              <text:list-header>
                <text:p text:style-name="P55">4.</text:p>
              </text:list-header>
            </text:list>
          </table:table-cell>
          <table:table-cell table:style-name="Таблица3.A2" office:value-type="string">
            <text:p text:style-name="P21">6</text:p>
            <text:p text:style-name="P21">s</text:p>
            <text:p text:style-name="P21">f</text:p>
            <text:p text:style-name="P21">s a 6</text:p>
            <text:p text:style-name="P21">s b 3</text:p>
            <text:p text:style-name="P21">a c 4</text:p>
            <text:p text:style-name="P21">d f 9</text:p>
            <text:p text:style-name="P21">b d 12</text:p>
            <text:p text:style-name="P21">c f 7</text:p>
          </table:table-cell>
          <table:table-cell table:style-name="Таблица3.A2" office:value-type="string">
            <text:p text:style-name="P20">7</text:p>
            <text:p text:style-name="P20">a c 4</text:p>
            <text:p text:style-name="P20">b d 3</text:p>
            <text:p text:style-name="P20">c f 4</text:p>
            <text:p text:style-name="P20">d f 3</text:p>
            <text:p text:style-name="P20">s a 4</text:p>
            <text:p text:style-name="P20">s b 3</text:p>
          </table:table-cell>
          <table:table-cell table:style-name="Таблица3.D2" office:value-type="string">
            <text:p text:style-name="P19"/>
          </table:table-cell>
        </table:table-row>
        <table:table-row table:style-name="TableLine94001602261360">
          <table:table-cell table:style-name="Таблица3.A2" office:value-type="string">
            <text:list xml:id="list164036054505319" text:continue-numbering="true" text:style-name="L5">
              <text:list-header>
                <text:p text:style-name="P55">5.</text:p>
              </text:list-header>
            </text:list>
          </table:table-cell>
          <table:table-cell table:style-name="Таблица3.A2" office:value-type="string">
            <text:p text:style-name="P21">14</text:p>
            <text:p text:style-name="P21">s</text:p>
            <text:p text:style-name="P21">f</text:p>
            <text:p text:style-name="P21">s a 15</text:p>
            <text:p text:style-name="P21">s b 9</text:p>
            <text:p text:style-name="P21">s c 17</text:p>
            <text:p text:style-name="P21">a d 9</text:p>
            <text:p text:style-name="P21">a e 13</text:p>
            <text:p text:style-name="P21">d a 21</text:p>
            <text:p text:style-name="P21">b e 14</text:p>
            <text:p text:style-name="P21">c h 12</text:p>
            <text:p text:style-name="P21">h c 4</text:p>
            <text:p text:style-name="P21">e c 7</text:p>
            <text:p text:style-name="P21"><text:soft-page-break/>c f 8</text:p>
            <text:p text:style-name="P21">d f 16</text:p>
            <text:p text:style-name="P21">e f 8</text:p>
            <text:p text:style-name="P21">h f 11</text:p>
          </table:table-cell>
          <table:table-cell table:style-name="Таблица3.A2" office:value-type="string">
            <text:p text:style-name="P20">36</text:p>
            <text:p text:style-name="P20">a d 9</text:p>
            <text:p text:style-name="P20">a e 2</text:p>
            <text:p text:style-name="P20">b e 8</text:p>
            <text:p text:style-name="P20">c f 8</text:p>
            <text:p text:style-name="P20">c h 11</text:p>
            <text:p text:style-name="P20">d a 0</text:p>
            <text:p text:style-name="P20">d f 9</text:p>
            <text:p text:style-name="P20">e c 2</text:p>
            <text:p text:style-name="P20">e f 8</text:p>
            <text:p text:style-name="P20">h c 0</text:p>
            <text:p text:style-name="P20">h f 11</text:p>
            <text:p text:style-name="P20">s a 11</text:p>
            <text:p text:style-name="P20"><text:soft-page-break/>s b 8</text:p>
            <text:p text:style-name="P20">s c 17</text:p>
          </table:table-cell>
          <table:table-cell table:style-name="Таблица3.D2" office:value-type="string">
            <text:p text:style-name="P19"/>
          </table:table-cell>
        </table:table-row>
      </table:table>
      <text:p text:style-name="P32"/>
      <text:p text:style-name="P3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JetBrains Mono" svg:font-family="'JetBrains Mono'" style:font-adornments="Обычный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text-transform="uppercase" style:font-name="Times New Roman3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1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5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4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4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4" fo:font-family="'Times New Roman'" style:font-family-generic="roman" style:font-pitch="variable" fo:font-size="12pt" style:font-name-complex="Times New Roman5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5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5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16T14:07:55.262000000</meta:creation-date>
    <meta:editing-duration>PT8H55M18S</meta:editing-duration>
    <meta:editing-cycles>111</meta:editing-cycles>
    <meta:generator>LibreOffice/6.4.7.2$Linux_X86_64 LibreOffice_project/40$Build-2</meta:generator>
    <dc:date>2022-06-03T16:40:35.310660279</dc:date>
    <meta:document-statistic meta:table-count="2" meta:image-count="0" meta:object-count="0" meta:page-count="15" meta:paragraph-count="383" meta:word-count="2031" meta:character-count="15503" meta:non-whitespace-character-count="11397"/>
  </office:meta>
</office:document-meta>
</file>